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b6b" officeooo:paragraph-rsid="0016ab6b"/>
    </style:style>
    <style:style style:name="P2" style:family="paragraph" style:parent-style-name="Standard" style:list-style-name="L1">
      <style:text-properties officeooo:paragraph-rsid="0022e4b0"/>
    </style:style>
    <style:style style:name="P3" style:family="paragraph" style:parent-style-name="Standard" style:list-style-name="L1">
      <style:text-properties officeooo:rsid="0016ab6b" officeooo:paragraph-rsid="0016ab6b"/>
    </style:style>
    <style:style style:name="P4" style:family="paragraph" style:parent-style-name="Standard" style:list-style-name="L1">
      <style:text-properties officeooo:rsid="001c25c9" officeooo:paragraph-rsid="001c25c9"/>
    </style:style>
    <style:style style:name="P5" style:family="paragraph" style:parent-style-name="Standard" style:list-style-name="L1">
      <style:text-properties officeooo:rsid="001c25c9" officeooo:paragraph-rsid="001c6461"/>
    </style:style>
    <style:style style:name="P6" style:family="paragraph" style:parent-style-name="Standard" style:list-style-name="L1">
      <style:text-properties officeooo:rsid="001c6461" officeooo:paragraph-rsid="001c6461"/>
    </style:style>
    <style:style style:name="P7" style:family="paragraph" style:parent-style-name="Standard" style:list-style-name="L1">
      <style:text-properties officeooo:rsid="001c6461" officeooo:paragraph-rsid="001e8800"/>
    </style:style>
    <style:style style:name="P8" style:family="paragraph" style:parent-style-name="Standard" style:list-style-name="L1">
      <style:text-properties officeooo:rsid="001c6461" officeooo:paragraph-rsid="00224b98"/>
    </style:style>
    <style:style style:name="P9" style:family="paragraph" style:parent-style-name="Standard" style:list-style-name="L1">
      <style:text-properties officeooo:rsid="00244126" officeooo:paragraph-rsid="00244126"/>
    </style:style>
    <style:style style:name="P10" style:family="paragraph" style:parent-style-name="Standard" style:list-style-name="L1">
      <style:text-properties officeooo:rsid="00244126" officeooo:paragraph-rsid="002bd40a"/>
    </style:style>
    <style:style style:name="P11" style:family="paragraph" style:parent-style-name="Standard" style:list-style-name="L1">
      <style:text-properties officeooo:rsid="0025c4cd" officeooo:paragraph-rsid="0025c4cd"/>
    </style:style>
    <style:style style:name="P12" style:family="paragraph" style:parent-style-name="Standard" style:list-style-name="L1">
      <style:text-properties officeooo:rsid="0025c4cd" officeooo:paragraph-rsid="00276473"/>
    </style:style>
    <style:style style:name="P13" style:family="paragraph" style:parent-style-name="Standard" style:list-style-name="L1">
      <style:text-properties officeooo:rsid="00276473" officeooo:paragraph-rsid="00276473"/>
    </style:style>
    <style:style style:name="P14" style:family="paragraph" style:parent-style-name="Standard" style:list-style-name="L1">
      <style:text-properties officeooo:rsid="00276473" officeooo:paragraph-rsid="00302b20"/>
    </style:style>
    <style:style style:name="T1" style:family="text">
      <style:text-properties officeooo:rsid="001c6461"/>
    </style:style>
    <style:style style:name="T2" style:family="text">
      <style:text-properties officeooo:rsid="001dc0c3"/>
    </style:style>
    <style:style style:name="T3" style:family="text">
      <style:text-properties officeooo:rsid="001e8800"/>
    </style:style>
    <style:style style:name="T4" style:family="text">
      <style:text-properties officeooo:rsid="0020f820"/>
    </style:style>
    <style:style style:name="T5" style:family="text">
      <style:text-properties fo:color="#000000" style:font-name="Liberation Serif" fo:font-size="10.5pt" style:font-size-asian="10.5pt" style:font-size-complex="10.5pt"/>
    </style:style>
    <style:style style:name="T6" style:family="text">
      <style:text-properties fo:color="#000000" style:font-name="Liberation Serif" fo:font-size="10.5pt" fo:font-style="italic" style:font-size-asian="10.5pt" style:font-size-complex="10.5pt"/>
    </style:style>
    <style:style style:name="T7" style:family="text">
      <style:text-properties officeooo:rsid="00244126"/>
    </style:style>
    <style:style style:name="T8" style:family="text">
      <style:text-properties officeooo:rsid="00276473"/>
    </style:style>
    <style:style style:name="T9" style:family="text">
      <style:text-properties officeooo:rsid="0029610d"/>
    </style:style>
    <style:style style:name="T10" style:family="text">
      <style:text-properties officeooo:rsid="002b849b"/>
    </style:style>
    <style:style style:name="T11" style:family="text">
      <style:text-properties officeooo:rsid="002bd40a"/>
    </style:style>
    <style:style style:name="T12" style:family="text">
      <style:text-properties officeooo:rsid="002f5152"/>
    </style:style>
    <style:style style:name="T13" style:family="text">
      <style:text-properties officeooo:rsid="002f559f"/>
    </style:style>
    <style:style style:name="T14" style:family="text">
      <style:text-properties officeooo:rsid="00302b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4</text:p>
      <text:p text:style-name="P1">柳沿河</text:p>
      <text:p text:style-name="P1"/>
      <text:list xml:id="list931418817" text:style-name="L1">
        <text:list-item>
          <text:p text:style-name="P3">Content Provider</text:p>
          <text:list>
            <text:list-item>
              <text:p text:style-name="P3">作用：在不同的应用程序之间实现数据共享。它提供了一套完整的机制，允许一个程序访问另一个程序中的数据，同时保证被访问数据的安全性</text:p>
            </text:list-item>
            <text:list-item>
              <text:p text:style-name="P3">和文件存储以及SharedPreferences中的两种全局可读写操作模式的区别：可以选择只对哪一部分数据进行共享</text:p>
            </text:list-item>
            <text:list-item>
              <text:p text:style-name="P3">Android运行时权限</text:p>
              <text:list>
                <text:list-item>
                  <text:p text:style-name="P4">manifest文件中的权限声明的作用</text:p>
                  <text:list>
                    <text:list-item>
                      <text:p text:style-name="P4">安装应用时会列出要申请的权限</text:p>
                    </text:list-item>
                    <text:list-item>
                      <text:p text:style-name="P4">随时查看应用的权限情况</text:p>
                    </text:list-item>
                  </text:list>
                </text:list-item>
                <text:list-item>
                  <text:p text:style-name="P4">运行时权限作用：不用在安装时一次性授权所有权限，可以在使用过程中对某一项权限进行授权</text:p>
                </text:list-item>
                <text:list-item>
                  <text:p text:style-name="P4">运行时权限类型</text:p>
                  <text:list>
                    <text:list-item>
                      <text:p text:style-name="P4">普通权限：不会涉及用户隐私或对系统安全造成影响的权限，由系统自动授予</text:p>
                    </text:list-item>
                    <text:list-item>
                      <text:p text:style-name="P4">危险权限：需要用户手动授权，共<text:span text:style-name="T1">9组24个权限</text:span></text:p>
                      <text:list>
                        <text:list-item>
                          <text:p text:style-name="P5">CALENDAR：日历权限组</text:p>
                          <text:list>
                            <text:list-item>
                              <text:p text:style-name="P5">READ_<text:span text:style-name="T1">CALENDAR</text:span></text:p>
                            </text:list-item>
                            <text:list-item>
                              <text:p text:style-name="P6">WRITE_CALENDAR</text:p>
                            </text:list-item>
                          </text:list>
                        </text:list-item>
                        <text:list-item>
                          <text:p text:style-name="P6">CAMERA: 相机权限；CAMERA</text:p>
                        </text:list-item>
                        <text:list-item>
                          <text:p text:style-name="P6">CONTACTS：通讯录权限组</text:p>
                          <text:list>
                            <text:list-item>
                              <text:p text:style-name="P6">READ_CONTACTS</text:p>
                            </text:list-item>
                            <text:list-item>
                              <text:p text:style-name="P6">WRITE_CONTACTS</text:p>
                            </text:list-item>
                            <text:list-item>
                              <text:p text:style-name="P6">GET_ACCOUNTS</text:p>
                            </text:list-item>
                          </text:list>
                        </text:list-item>
                        <text:list-item>
                          <text:p text:style-name="P6">LOCATION：定位权限组</text:p>
                          <text:list>
                            <text:list-item>
                              <text:p text:style-name="P6">ACCESS_FINE_LOCATION</text:p>
                            </text:list-item>
                            <text:list-item>
                              <text:p text:style-name="P6">ACCESS_COARSE_LOCATION</text:p>
                            </text:list-item>
                          </text:list>
                        </text:list-item>
                        <text:list-item>
                          <text:p text:style-name="P6">MICROPHONE: 麦克风权限RECORD_AUDIO录音</text:p>
                        </text:list-item>
                        <text:list-item>
                          <text:p text:style-name="P6">PHONE：电话权限</text:p>
                          <text:list>
                            <text:list-item>
                              <text:p text:style-name="P6">READ_PHONE_STATE</text:p>
                            </text:list-item>
                            <text:list-item>
                              <text:p text:style-name="P6">CALL_PHONE</text:p>
                            </text:list-item>
                            <text:list-item>
                              <text:p text:style-name="P6">READ_CALL_LOG</text:p>
                            </text:list-item>
                            <text:list-item>
                              <text:p text:style-name="P6">WRITE_CALL_LOG</text:p>
                            </text:list-item>
                            <text:list-item>
                              <text:p text:style-name="P6">ADD_VOICEMAIL</text:p>
                            </text:list-item>
                            <text:list-item>
                              <text:p text:style-name="P6">USE_SIP</text:p>
                            </text:list-item>
                            <text:list-item>
                              <text:p text:style-name="P6">PROCESS_OUTGOING_CALLS</text:p>
                            </text:list-item>
                          </text:list>
                        </text:list-item>
                        <text:list-item>
                          <text:p text:style-name="P6">SENSORS: BODY_SENSORS</text:p>
                        </text:list-item>
                        <text:list-item>
                          <text:p text:style-name="P6">SMS</text:p>
                          <text:list>
                            <text:list-item>
                              <text:p text:style-name="P6">SEND_SMS</text:p>
                            </text:list-item>
                            <text:list-item>
                              <text:p text:style-name="P6">RECEIVE_SMS</text:p>
                            </text:list-item>
                            <text:list-item>
                              <text:p text:style-name="P6">READ_SMS</text:p>
                            </text:list-item>
                            <text:list-item>
                              <text:p text:style-name="P6">RECEIVE_WAP_PUSH</text:p>
                            </text:list-item>
                            <text:list-item>
                              <text:p text:style-name="P6">RECEIVE_MMS</text:p>
                            </text:list-item>
                          </text:list>
                        </text:list-item>
                        <text:list-item>
                          <text:p text:style-name="P6">STORAGE：存储权限</text:p>
                          <text:list>
                            <text:list-item>
                              <text:p text:style-name="P6">READ_EXTERNAL_STORAGE</text:p>
                            </text:list-item>
                            <text:list-item>
                              <text:p text:style-name="P6">WRITE_EXTERNAL_STORAG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授权时使用的是权限名<text:span text:style-name="T2">，但是一旦授权，该权限对应的权限组中的其他所有权限也会同时授权</text:span></text:p>
                </text:list-item>
                <text:list-item>
                  <text:p text:style-name="P6">运行时权限申请</text:p>
                  <text:list>
                    <text:list-item>
                      <text:p text:style-name="P6"><text:soft-page-break/>首先在manifest文件中声明所有需要用到的权限<text:span text:style-name="T4">&lt;use-permission&gt;</text:span></text:p>
                    </text:list-item>
                    <text:list-item>
                      <text:p text:style-name="P7">在需要获取权限而未获取权限的地方<text:span text:style-name="T3">（ContextCompat.checkSelftPermission(所在类.this，Manifest.permission.权限名) != PackageManager.PERMISSION_GRANTED）调用申请权限窗口：ActivityCompat.requestPermission(所在类.this，new String[]{Manifest.permission.权限名,…}, int型本次请求码)；否则直接执行需要相应权限的逻辑</text:span></text:p>
                    </text:list-item>
                    <text:list-item>
                      <text:p text:style-name="P2"><text:span text:style-name="T1">重写onRequestPermissionResult(int requestCode, String[] permissions, int[] grantResults)方法。请求码对应不同的requestPermission 申请调用，权限字符串数组中为请求的权限(android.permission.权限名)，grantResults存放permissions中各个权限对应的授权结果，有两个取值：</text:span><text:span text:style-name="T5">PackageManager.</text:span><text:span text:style-name="T6">PERMISSION_DENIED拒绝和PackageManager.PERMISSION_GRANTED授予</text:span></text:p>
                    </text:list-item>
                  </text:list>
                </text:list-item>
              </text:list>
            </text:list-item>
            <text:list-item>
              <text:p text:style-name="P8">访问其他程序中的数据</text:p>
              <text:list>
                <text:list-item>
                  <text:p text:style-name="P8">用法</text:p>
                  <text:list>
                    <text:list-item>
                      <text:p text:style-name="P8">使用现成的内容提供器读取和操作相应应用中的数据</text:p>
                    </text:list-item>
                    <text:list-item>
                      <text:p text:style-name="P8">创建自己的内容提供器</text:p>
                    </text:list-item>
                  </text:list>
                </text:list-item>
                <text:list-item>
                  <text:p text:style-name="P8">ContentResolver用法</text:p>
                  <text:list>
                    <text:list-item>
                      <text:p text:style-name="P8">获取实例<text:span text:style-name="T7">：getContentResolver()</text:span></text:p>
                    </text:list-item>
                    <text:list-item>
                      <text:p text:style-name="P9">内容URI字符串：为内容提供器中的数据建立了唯一的标识符</text:p>
                      <text:list>
                        <text:list-item>
                          <text:p text:style-name="P9">组成</text:p>
                          <text:list>
                            <text:list-item>
                              <text:p text:style-name="P9">头部协议<text:span text:style-name="T11">：content://</text:span></text:p>
                            </text:list-item>
                            <text:list-item>
                              <text:p text:style-name="P9">authority：对不同应用程序做区分，一般用应用程序的包名，如com.example.app.provider</text:p>
                            </text:list-item>
                            <text:list-item>
                              <text:p text:style-name="P9">path：对同一应用程序的不同表作区分，放在authority后面，如/table1</text:p>
                            </text:list-item>
                            <text:list-item>
                              <text:p text:style-name="P9">id<text:span text:style-name="T11">：path对应的表中行的id</text:span></text:p>
                            </text:list-item>
                          </text:list>
                        </text:list-item>
                        <text:list-item>
                          <text:p text:style-name="P9">格式</text:p>
                          <text:list>
                            <text:list-item>
                              <text:p text:style-name="P10">协议<text:span text:style-name="T11">+</text:span>authority<text:span text:style-name="T11">+’/’+path；通配符*可以匹配任意字符： </text:span>content://com.example.app.provider/*——匹配任意表</text:p>
                            </text:list-item>
                            <text:list-item>
                              <text:p text:style-name="P9">协议<text:span text:style-name="T11">+authority+’/’+path+’/’+id；通配符#可以匹配任意长度数字：</text:span></text:p>
                              <text:p text:style-name="P10">content://com.example.app.provider/table1/<text:span text:style-name="T11">#——匹配table1中的任一行数据</text:span></text:p>
                            </text:list-item>
                          </text:list>
                        </text:list-item>
                        <text:list-item>
                          <text:p text:style-name="P9">解析：Uri uri = Uri.parse(“content://com.example.app.provider/table1”)</text:p>
                        </text:list-item>
                      </text:list>
                    </text:list-item>
                    <text:list-item>
                      <text:p text:style-name="P9">CRUD</text:p>
                      <text:list>
                        <text:list-item>
                          <text:p text:style-name="P11">查询：传入参数获取cursor对象，从cursor中读取出数据，之后关闭cursor</text:p>
                          <text:list>
                            <text:list-item>
                              <text:p text:style-name="P11">Cursor cursor = getContentResolver().query(</text:p>
                              <text:list>
                                <text:list-item>
                                  <text:p text:style-name="P11">uri:解析好的Uri对象，相当于SQL中的数据源from table</text:p>
                                </text:list-item>
                                <text:list-item>
                                  <text:p text:style-name="P11">projection：指定查询的列名</text:p>
                                </text:list-item>
                                <text:list-item>
                                  <text:p text:style-name="P11">selection：指定where约束条件</text:p>
                                </text:list-item>
                                <text:list-item>
                                  <text:p text:style-name="P11">selectionArgs：为where中的占位符<text:span text:style-name="T8">‘？’</text:span>提供具体的值</text:p>
                                </text:list-item>
                                <text:list-item>
                                  <text:p text:style-name="P11">orderBy：指定查询结果排序方式</text:p>
                                </text:list-item>
                              </text:list>
                            </text:list-item>
                            <text:list-item>
                              <text:p text:style-name="P11">if(cursor!=null){while(cursor.moveToNext()){String column1 = cursor.getString(cursor.getColumnIndex(“column1”));}cursor.close();}</text:p>
                            </text:list-item>
                          </text:list>
                        </text:list-item>
                        <text:list-item>
                          <text:p text:style-name="P12">添加数据</text:p>
                          <text:list>
                            <text:list-item>
                              <text:p text:style-name="P12"><text:span text:style-name="T8">创建ContentValues对象：ContentValues <text:s/>values = new ContentValues();</text:span></text:p>
                            </text:list-item>
                            <text:list-item>
                              <text:p text:style-name="P12">添加数据<text:span text:style-name="T8">：values.put(column-name,value)</text:span></text:p>
                            </text:list-item>
                            <text:list-item>
                              <text:p text:style-name="P13">插入数据：getContentResolver().insert(uri,values);</text:p>
                            </text:list-item>
                          </text:list>
                        </text:list-item>
                        <text:list-item>
                          <text:p text:style-name="P13">更新数据： getContentResolver().update(uri, values, selection条件，selectionArgs替换值)</text:p>
                        </text:list-item>
                        <text:list-item>
                          <text:p text:style-name="P13">删除数据：getContentResolver().delete(<text:span text:style-name="T9">uri, selection,selectionArgs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创建自定义内容提供器</text:p>
              <text:list>
                <text:list-item>
                  <text:p text:style-name="P13"><text:soft-page-break/>声明ContentProvider子类并实现如下方法</text:p>
                  <text:list>
                    <text:list-item>
                      <text:p text:style-name="P13">onCreate<text:span text:style-name="T10">：初始化，通常完成对数据库的创建和升级操作，返回true表示初始化成功，false表示失败；只有当ContentResolver尝试访问程序中的数据时，内容提供器才会被初始化</text:span></text:p>
                    </text:list-item>
                    <text:list-item>
                      <text:p text:style-name="P13">query<text:span text:style-name="T10">：从内容提供器中查询数据，结果存放在Cursor对象中并返回</text:span></text:p>
                    </text:list-item>
                    <text:list-item>
                      <text:p text:style-name="P13">insert<text:span text:style-name="T10">：向内容提供器中添加数据，返回一个用于表示这条新纪录的Uri对象</text:span></text:p>
                    </text:list-item>
                    <text:list-item>
                      <text:p text:style-name="P13">update<text:span text:style-name="T10">：更新已有数据，返回受影响的行数</text:span></text:p>
                    </text:list-item>
                    <text:list-item>
                      <text:p text:style-name="P13">delete<text:span text:style-name="T10">：删除内容提供器中的数据，返回被删除的行数</text:span></text:p>
                    </text:list-item>
                    <text:list-item>
                      <text:p text:style-name="P13">getType<text:span text:style-name="T10">：根据传入的内容Uri返回相应的MIME类型</text:span></text:p>
                    </text:list-item>
                  </text:list>
                </text:list-item>
                <text:list-item>
                  <text:p text:style-name="P13">声明UriMatcher类型的成员uriMatcher<text:span text:style-name="T11">，通过addURI方法将URI字符串的authority，path和自定义代码传入；在CRUD操作中调用uriMatcher.match(uri)获取uri对应的代码，从而进行相应的逻辑——所有CRUD必须匹配到相应的内容URI格式才能进行，未addURI的隐私数据不会被访问，从而保证了数据的安全性</text:span></text:p>
                </text:list-item>
              </text:list>
            </text:list-item>
          </text:list>
        </text:list-item>
        <text:list-item>
          <text:p text:style-name="P13">碎片Fragment</text:p>
          <text:list>
            <text:list-item>
              <text:p text:style-name="P13">定义<text:span text:style-name="T12">：可以嵌入到活动当中的UI片断，能让程序更加合理充分地利用大屏幕的空间，广泛应用在平板上</text:span></text:p>
            </text:list-item>
            <text:list-item>
              <text:p text:style-name="P13">使用方式</text:p>
              <text:list>
                <text:list-item>
                  <text:p text:style-name="P13">在布局文件中添加fragment标签并添加相应的属性</text:p>
                </text:list-item>
                <text:list-item>
                  <text:p text:style-name="P13">创建Fragment子类<text:span text:style-name="T13">，重写onCreateView方法</text:span></text:p>
                </text:list-item>
              </text:list>
            </text:list-item>
            <text:list-item>
              <text:p text:style-name="P13">动态添加碎片</text:p>
              <text:list>
                <text:list-item>
                  <text:p text:style-name="P13">创建待添加碎片实例</text:p>
                </text:list-item>
                <text:list-item>
                  <text:p text:style-name="P13">获取FragmentManager<text:span text:style-name="T14">，在活动中可以直接调用getSupportFragmentManager()方法得到</text:span></text:p>
                </text:list-item>
                <text:list-item>
                  <text:p text:style-name="P14">开启一个事务<text:span text:style-name="T14">，通过调用f</text:span>ragmentManager.<text:span text:style-name="T14">beginTransaction()方法开启</text:span></text:p>
                </text:list-item>
                <text:list-item>
                  <text:p text:style-name="P13">向容器内添加或替换碎片<text:span text:style-name="T14">，一般用replace方法实现，需要传入容器的id和待添加到碎片实例</text:span></text:p>
                </text:list-item>
                <text:list-item>
                  <text:p text:style-name="P13">提交事务<text:span text:style-name="T14">，调用commit方法完成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08:38:46.205892085</meta:creation-date>
    <dc:date>2020-07-14T17:37:39.256173721</dc:date>
    <meta:editing-duration>PT3H21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100" meta:word-count="1502" meta:character-count="3335" meta:non-whitespace-character-count="3301"/>
  </office:meta>
</office:document-meta>
</file>